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7d82" officeooo:paragraph-rsid="000f7d82"/>
    </style:style>
    <style:style style:name="P2" style:family="paragraph" style:parent-style-name="Standard">
      <style:paragraph-properties fo:text-align="center" style:justify-single-word="false"/>
      <style:text-properties officeooo:rsid="000f7d82" officeooo:paragraph-rsid="000f7d82"/>
    </style:style>
    <style:style style:name="P3" style:family="paragraph" style:parent-style-name="Standard">
      <style:text-properties fo:font-style="italic" officeooo:rsid="000f7d82" officeooo:paragraph-rsid="000f7d82" style:font-style-asian="italic" style:font-style-complex="italic"/>
    </style:style>
    <style:style style:name="P4" style:family="paragraph" style:parent-style-name="Standard">
      <style:text-properties officeooo:rsid="00122788" officeooo:paragraph-rsid="00122788"/>
    </style:style>
    <style:style style:name="P5" style:family="paragraph" style:parent-style-name="Standard">
      <style:text-properties officeooo:rsid="00122788" officeooo:paragraph-rsid="00141eae"/>
    </style:style>
    <style:style style:name="P6" style:family="paragraph" style:parent-style-name="Standard">
      <style:text-properties officeooo:rsid="00122788" officeooo:paragraph-rsid="0015234b"/>
    </style:style>
    <style:style style:name="P7" style:family="paragraph" style:parent-style-name="Standard">
      <style:text-properties officeooo:rsid="00122788" officeooo:paragraph-rsid="001802a4"/>
    </style:style>
    <style:style style:name="P8" style:family="paragraph" style:parent-style-name="Standard">
      <style:text-properties officeooo:rsid="00141eae" officeooo:paragraph-rsid="00141eae"/>
    </style:style>
    <style:style style:name="P9" style:family="paragraph" style:parent-style-name="Standard">
      <style:text-properties officeooo:rsid="0015234b" officeooo:paragraph-rsid="0015234b"/>
    </style:style>
    <style:style style:name="P10" style:family="paragraph" style:parent-style-name="Standard">
      <style:text-properties officeooo:rsid="0015234b" officeooo:paragraph-rsid="00167330"/>
    </style:style>
    <style:style style:name="P11" style:family="paragraph" style:parent-style-name="Standard">
      <style:text-properties officeooo:rsid="0015234b" officeooo:paragraph-rsid="0019ef62"/>
    </style:style>
    <style:style style:name="P12" style:family="paragraph" style:parent-style-name="Standard">
      <style:text-properties officeooo:rsid="001802a4" officeooo:paragraph-rsid="001802a4"/>
    </style:style>
    <style:style style:name="T1" style:family="text">
      <style:text-properties officeooo:rsid="00141ea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9ef62"/>
    </style:style>
    <style:style style:name="T4" style:family="text">
      <style:text-properties officeooo:rsid="0015234b"/>
    </style:style>
    <style:style style:name="T5" style:family="text">
      <style:text-properties officeooo:rsid="00167330"/>
    </style:style>
    <style:style style:name="T6" style:family="text">
      <style:text-properties style:text-position="0% 100%" officeooo:rsid="00167330"/>
    </style:style>
    <style:style style:name="T7" style:family="text">
      <style:text-properties officeooo:rsid="0017fa9a"/>
    </style:style>
    <style:style style:name="T8" style:family="text">
      <style:text-properties officeooo:rsid="001802a4"/>
    </style:style>
    <style:style style:name="T9" style:family="text">
      <style:text-properties officeooo:rsid="0019e828"/>
    </style:style>
    <style:style style:name="T10" style:family="text">
      <style:text-properties officeooo:rsid="0019ef62"/>
    </style:style>
    <style:style style:name="T11" style:family="text">
      <style:text-properties officeooo:rsid="001b7059"/>
    </style:style>
    <style:style style:name="T12" style:family="text">
      <style:text-properties officeooo:rsid="001dd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2">Normal </text:span>Paths as Function Sub-Types</text:p>
      <text:p text:style-name="P2">by Sven Nilsen, 2017</text:p>
      <text:p text:style-name="P1"/>
      <text:p text:style-name="P3">Here I represent a new insight that <text:span text:style-name="T8">unites logical equivalence of paths with sub-types of functions defined using paths. This makes function sub-types similar to variable sub-types. This new notation has strengths and weaknesses different from both paths and their equivalent equations.</text:span></text:p>
      <text:p text:style-name="P1"/>
      <text:p text:style-name="P7"><text:span text:style-name="T1">In p</text:span>ath semantics <text:span text:style-name="T1">one can define</text:span> sub-types <text:span text:style-name="T8">of variables </text:span>by using functions. <text:span text:style-name="T8">Such sub-types makes sense only when the existential path returns `true`:</text:span></text:p>
      <text:p text:style-name="P7"/>
      <text:p text:style-name="P7"><text:tab/><text:span text:style-name="T8">a : [g] b</text:span></text:p>
      <text:p text:style-name="P12"><text:tab/>b : [∃g] true</text:p>
      <text:p text:style-name="P7"/>
      <text:p text:style-name="P7"><text:tab/><text:span text:style-name="T8">g : A → B</text:span></text:p>
      <text:p text:style-name="P7"><text:tab/>∃<text:span text:style-name="T8">g : B → bool</text:span></text:p>
      <text:p text:style-name="P7"/>
      <text:p text:style-name="P7">The new idea is <text:span text:style-name="T9">that sub-types of functions can be defined using paths</text:span>:</text:p>
      <text:p text:style-name="P4"/>
      <text:p text:style-name="P5"><text:tab/>f : [<text:span text:style-name="T7">[</text:span>g<text:span text:style-name="T7">]</text:span>] h</text:p>
      <text:p text:style-name="P5"/>
      <text:p text:style-name="P6"><text:tab/><text:span text:style-name="T4">f : A ⨯ A → A</text:span></text:p>
      <text:p text:style-name="P6"><text:tab/><text:span text:style-name="T4">g : A → B</text:span></text:p>
      <text:p text:style-name="P6"><text:tab/><text:span text:style-name="T4">h : B ⨯ B → B</text:span></text:p>
      <text:p text:style-name="P5"/>
      <text:p text:style-name="P8">This is the same as writing:</text:p>
      <text:p text:style-name="P5"/>
      <text:p text:style-name="P5"><text:tab/>f[g] &lt;=&gt; h</text:p>
      <text:p text:style-name="P5"><text:tab/>g(f(a, b)) = h(g(a, b))</text:p>
      <text:p text:style-name="P8"/>
      <text:p text:style-name="P8"><text:span text:style-name="T9">In</text:span> asymmetric notation:</text:p>
      <text:p text:style-name="P8"/>
      <text:p text:style-name="P8"><text:tab/>f : <text:span text:style-name="T8">[</text:span>[g<text:span text:style-name="T2">i→n</text:span>]<text:span text:style-name="T8">]</text:span> h</text:p>
      <text:p text:style-name="P8"/>
      <text:p text:style-name="P9">Just like for normal sub-types, there is a<text:span text:style-name="T7">n</text:span> existential path <text:span text:style-name="T11">that returns `true` if the path set is non-empty</text:span>:</text:p>
      <text:p text:style-name="P9"/>
      <text:p text:style-name="P10"><text:tab/>h : [∃<text:span text:style-name="T5">[</text:span>g<text:span text:style-name="T5">]</text:span>] true</text:p>
      <text:p text:style-name="P9"/>
      <text:p text:style-name="P10"><text:tab/>∃<text:span text:style-name="T6">[</text:span><text:span text:style-name="T5">g] &lt;=&gt; </text:span>∃<text:span text:style-name="T5">[</text:span>g ⨯ g → g<text:span text:style-name="T5">]</text:span></text:p>
      <text:p text:style-name="P9"/>
      <text:p text:style-name="P11">The `∃<text:span text:style-name="T5">[g]</text:span>` <text:span text:style-name="T5">notation</text:span> is used because <text:span text:style-name="T9">the brackets makes it easy to use path semantical notation for symmetric and asymmetric paths.</text:span> `∃<text:span text:style-name="T7">g</text:span>` <text:span text:style-name="T9">would lead to confusion since it is used for existential path of `g`.</text:span></text:p>
      <text:p text:style-name="P11"/>
      <text:p text:style-name="P11"><text:span text:style-name="T10">There is still motivation to use the notation of logical equivalence of functions in proofs. One does not need to write double brackets `f[g] &lt;=&gt; h` and path sets `f[g] &lt;=&gt; {h</text:span><text:span text:style-name="T3">0</text:span><text:span text:style-name="T10">, h</text:span><text:span text:style-name="T3">1</text:span><text:span text:style-name="T10">}` are useful for describing partial functions in terms of function spa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01:08:56.102092000</meta:creation-date>
    <dc:date>2019-09-08T15:15:38.282073000</dc:date>
    <meta:editing-duration>PT8M1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258" meta:character-count="1367" meta:non-whitespace-character-count="1119"/>
  </office:meta>
</office:document-meta>
</file>